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4.2665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0080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RIME</text:p>
          </table:table-cell>
          <table:table-cell table:style-name="ce1" office:value-type="string" calcext:value-type="string">
            <text:p>Bedrock Vue3</text:p>
          </table:table-cell>
          <table:table-cell office:value-type="string" calcext:value-type="string">
            <text:p>css theme</text:p>
          </table:table-cell>
          <table:table-cell office:value-type="string" calcext:value-type="string">
            <text:p>Storybook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Buttons</text:p>
          </table:table-cell>
          <table:table-cell table:style-name="ce4"/>
          <table:table-cell table:style-name="ce3"/>
          <table:table-cell table:style-name="ce6" office:value-type="string" calcext:value-type="string">
            <text:p>done: buttons porte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ond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ith Icon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ors (info,success, warning, danger, help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ates (active, disabled, loading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zes (small, normal, large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roupe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ropdown (simple styling, no colors in dropdown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host button</text:p>
          </table:table-cell>
          <table:table-cell/>
          <table:table-cell office:value-type="string" calcext:value-type="string">
            <text:p>not porte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utton with bann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Misc</text:p>
          </table:table-cell>
          <table:table-cell table:style-name="ce4"/>
          <table:table-cell table:style-name="ce3"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useover display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host Section butt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readcrumb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4" office:value-type="string" calcext:value-type="string">
            <text:p>Alerts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oast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odo-wip desig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ert Block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Cards</text:p>
          </table:table-cell>
          <table:table-cell table:style-name="ce3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4" office:value-type="string" calcext:value-type="string">
            <text:p>Input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Ph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 with inline icons and colors (success, dang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ysiwyg edito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el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box</text:p>
          </table:table-cell>
          <table:table-cell/>
          <table:table-cell office:value-type="string" calcext:value-type="string">
            <text:p>todo: checkmar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diobutt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able 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gg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ropdown (simple styling, no colors in dropdow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 simp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ing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cree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a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ann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lo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c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od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Inf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Danger etc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atatable</text:p>
          </table:table-cell>
          <table:table-cell office:value-type="string" calcext:value-type="string">
            <text:p>Data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r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lt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arch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w alternating col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andable r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or row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F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12:47.080171164</meta:creation-date>
    <meta:generator>LibreOffice/7.3.7.2$Linux_X86_64 LibreOffice_project/30$Build-2</meta:generator>
    <dc:date>2022-12-23T11:01:02.634796496</dc:date>
    <meta:editing-duration>PT8H7M34S</meta:editing-duration>
    <meta:editing-cycles>19</meta:editing-cycles>
    <meta:document-statistic meta:table-count="1" meta:cell-count="113" meta:object-count="0"/>
  </office:meta>
</office:document-meta>
</file>